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background-color="#0066ff">
        <style:background-image/>
      </style:paragraph-properties>
      <style:text-properties fo:color="#ffffff" style:font-name="Liberation Sans" fo:font-size="14pt" officeooo:rsid="000ce028" officeooo:paragraph-rsid="000ce028" style:font-size-asian="14pt" style:font-size-complex="14pt"/>
    </style:style>
    <style:style style:name="P2" style:family="paragraph" style:parent-style-name="Standard">
      <style:text-properties officeooo:rsid="000ce028" officeooo:paragraph-rsid="000ce028"/>
    </style:style>
    <style:style style:name="P3" style:family="paragraph" style:parent-style-name="Standard">
      <style:text-properties style:font-name="Liberation Sans" officeooo:rsid="000ce028" officeooo:paragraph-rsid="000ce028"/>
    </style:style>
    <style:style style:name="P4" style:family="paragraph" style:parent-style-name="Standard">
      <style:text-properties style:font-name="Liberation Sans" officeooo:rsid="00109ebe" officeooo:paragraph-rsid="00109ebe"/>
    </style:style>
    <style:style style:name="P5" style:family="paragraph" style:parent-style-name="Standard">
      <style:text-properties style:font-name="Liberation Sans" officeooo:rsid="0012427f" officeooo:paragraph-rsid="0012427f"/>
    </style:style>
    <style:style style:name="P6" style:family="paragraph" style:parent-style-name="Standard">
      <style:text-properties style:font-name="Courier 10 Pitch" officeooo:rsid="000ce028" officeooo:paragraph-rsid="000ce028"/>
    </style:style>
    <style:style style:name="P7" style:family="paragraph" style:parent-style-name="Standard">
      <style:text-properties style:font-name="Courier 10 Pitch" officeooo:rsid="000e940c" officeooo:paragraph-rsid="000e940c"/>
    </style:style>
    <style:style style:name="P8" style:family="paragraph" style:parent-style-name="Standard">
      <style:text-properties style:font-name="Courier 10 Pitch" officeooo:rsid="000f5556" officeooo:paragraph-rsid="000f5556"/>
    </style:style>
    <style:style style:name="P9" style:family="paragraph" style:parent-style-name="Standard">
      <style:text-properties style:font-name="Courier 10 Pitch" officeooo:rsid="00109ebe" officeooo:paragraph-rsid="00109ebe"/>
    </style:style>
    <style:style style:name="P10" style:family="paragraph" style:parent-style-name="Standard" style:list-style-name="L1">
      <style:text-properties style:font-name="Liberation Sans" officeooo:rsid="000ce028" officeooo:paragraph-rsid="000ce028"/>
    </style:style>
    <style:style style:name="P11" style:family="paragraph" style:parent-style-name="Standard">
      <style:text-properties style:font-name="Courier 10 Pitch" officeooo:rsid="000e940c" officeooo:paragraph-rsid="000e940c"/>
    </style:style>
    <style:style style:name="P12" style:family="paragraph" style:parent-style-name="Standard">
      <style:text-properties style:font-name="Courier 10 Pitch" officeooo:rsid="0013719f" officeooo:paragraph-rsid="0013719f"/>
    </style:style>
    <style:style style:name="P13" style:family="paragraph" style:parent-style-name="Standard">
      <style:text-properties style:font-name="Courier 10 Pitch" officeooo:rsid="000f5556" officeooo:paragraph-rsid="000f5556"/>
    </style:style>
    <style:style style:name="P14" style:family="paragraph" style:parent-style-name="Standard">
      <style:text-properties style:font-name="Courier 10 Pitch" officeooo:rsid="0013a9d2" officeooo:paragraph-rsid="000f5556"/>
    </style:style>
    <style:style style:name="P15" style:family="paragraph" style:parent-style-name="Standard">
      <style:text-properties style:font-name="Liberation Sans" officeooo:rsid="0012ddfe" officeooo:paragraph-rsid="0012ddfe"/>
    </style:style>
    <style:style style:name="P16" style:family="paragraph" style:parent-style-name="Standard">
      <style:text-properties style:font-name="Liberation Sans" officeooo:rsid="0013719f" officeooo:paragraph-rsid="0013719f"/>
    </style:style>
    <style:style style:name="P17" style:family="paragraph" style:parent-style-name="Standard">
      <style:text-properties style:font-name="Liberation Sans" officeooo:rsid="000e940c" officeooo:paragraph-rsid="000e940c"/>
    </style:style>
    <style:style style:name="P18" style:family="paragraph" style:parent-style-name="Standard">
      <style:text-properties style:font-name="Liberation Sans" officeooo:rsid="0013a9d2" officeooo:paragraph-rsid="0013a9d2"/>
    </style:style>
    <style:style style:name="T1" style:family="text">
      <style:text-properties officeooo:rsid="00109ebe"/>
    </style:style>
    <style:style style:name="T2" style:family="text">
      <style:text-properties officeooo:rsid="0012427f"/>
    </style:style>
    <style:style style:name="T3" style:family="text">
      <style:text-properties officeooo:rsid="0013719f"/>
    </style:style>
    <style:style style:name="T4" style:family="text">
      <style:text-properties officeooo:rsid="0013a9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mdHPSDRProgrammer is a cross platform command command line program <text:span text:style-name="T1">with most the functionality of the HPSDRProgrammer <text:s/>but as a command line program. <text:s/>It can be used to: </text:span></text:p>
      <text:list xml:id="list8070783993116840233" text:style-name="L1">
        <text:list-header>
          <text:p text:style-name="P10"/>
        </text:list-header>
        <text:list-item>
          <text:p text:style-name="P10">Detecting the network connected to your computer</text:p>
        </text:list-item>
        <text:list-item>
          <text:p text:style-name="P10">Detecting HPSDR board<text:span text:style-name="T1">(s)</text:span> on one of your networks</text:p>
        </text:list-item>
        <text:list-item>
          <text:p text:style-name="P10">Changing the IPv4 address of your HPSDR board.</text:p>
        </text:list-item>
        <text:list-item>
          <text:p text:style-name="P10">Or specifying the address to come from DHCP</text:p>
        </text:list-item>
        <text:list-item>
          <text:p text:style-name="P10">Erasing and Programming firmware into the FPGA of your HPSDR Board by talking with the previous firmware.</text:p>
        </text:list-item>
      </text:list>
      <text:p text:style-name="P3"/>
      <text:p text:style-name="P4">The program will run on Linux, MacOS and Windows and can run on amd64, 386, arm architectures.</text:p>
      <text:p text:style-name="P4"/>
      <text:p text:style-name="P4">I did most of the development on the Linux 64 platform so that is the most thoroughly tested platform. </text:p>
      <text:p text:style-name="P4"/>
      <text:p text:style-name="P4">I will demonstrate the use of the program and describe platform differences we will start with Linux.</text:p>
      <text:p text:style-name="P4"/>
      <text:p text:style-name="P4">At the command prompt represented here as the “$” we type the name of the program in the directory where you put the executable file. <text:s/>Note that on Linux you need to put the path to the program using “./” to indicate the current working directory.</text:p>
      <text:p text:style-name="P4">To start we just type the program name.</text:p>
      <text:p text:style-name="P2"/>
      <text:p text:style-name="P6">$./CmdHPSDRProgrammer </text:p>
      <text:p text:style-name="P6">CmdHPSDRProgrammer <text:s/>version:(0.1.0) </text:p>
      <text:p text:style-name="P6"><text:s text:c="4"/>By Dave KV0S, 2014-11-24, GPL2 </text:p>
      <text:p text:style-name="P6"><text:s text:c="4"/>Last Updated: 2015-1-24 </text:p>
      <text:p text:style-name="P6"/>
      <text:p text:style-name="P6"><text:s text:c="4"/>For a list of commands use -help </text:p>
      <text:p text:style-name="P6"/>
      <text:p text:style-name="P6">Interfaces on this Computer: </text:p>
      <text:p text:style-name="P6"><text:s text:c="4"/>lo () </text:p>
      <text:p text:style-name="P6"><text:s text:c="4"/>eth0 (00:60:97:98:72:c2) </text:p>
      <text:p text:style-name="P6"><text:s text:c="4"/>eth1 (00:1f:c6:7e:52:de) </text:p>
      <text:p text:style-name="P6"/>
      <text:p text:style-name="P4">Here we get the name of the program the version the author and the license, and the date of last update. There is a reminder the -help provides a help screen.</text:p>
      <text:p text:style-name="P4"/>
      <text:p text:style-name="P4">It also lists the interfaces on this computer.</text:p>
      <text:p text:style-name="P4"><text:s/>In this case we have lo which is a loopback, eth0 which is ethernet 0 and eth1 which erthernet 1.</text:p>
      <text:p text:style-name="P4"/>
      <text:p text:style-name="P4"/>
      <text:p text:style-name="P6"/>
      <text:p text:style-name="P4"><text:soft-page-break/>If we type the command with the -help switch we get the following.</text:p>
      <text:p text:style-name="P9"/>
      <text:p text:style-name="P6">$./CmdHPSDRProgrammer <text:s/>--help </text:p>
      <text:p text:style-name="P6">Usage of ./CmdHPSDRProgrammer: </text:p>
      <text:p text:style-name="P6"><text:s text:c="2"/>-ddelay=2: Discovery delay before a rediscovery </text:p>
      <text:p text:style-name="P6"><text:s text:c="2"/>-debug="none": Turn debugging and output type, (none, dec, hex) </text:p>
      <text:p text:style-name="P6"><text:s text:c="2"/>-interface="none": Select one interface </text:p>
      <text:p text:style-name="P6"><text:s text:c="2"/>-load="none": Load a saved command file from default or a named file </text:p>
      <text:p text:style-name="P6"><text:s text:c="2"/>-save="none": Save these current flags for future use in default or a named file </text:p>
      <text:p text:style-name="P6"><text:s text:c="2"/>-selectMAC="none": Select Board by MAC address </text:p>
      <text:p text:style-name="P6"><text:s text:c="2"/>-setIP="none": Set IP address, unused number from your subnet or 0.0.0.0 for DHCP </text:p>
      <text:p text:style-name="P6"><text:s text:c="2"/>-setRBF="none": Select the RBF file to write to the board </text:p>
      <text:p text:style-name="P6"><text:s text:c="2"/>-settings="none": Show the settings values (show) </text:p>
      <text:p text:style-name="P6"/>
      <text:p text:style-name="P4">This lists the available switches their default values and a description of the the switch will do. </text:p>
      <text:p text:style-name="P6"/>
      <text:p text:style-name="P4">Because on some machine the setting of these switched are long, There also is a mechanism to sane the users switch settings. <text:span text:style-name="T2">The follow is how to see the current saved settings. <text:s/>If no setting have been saved these will be set to the default values.</text:span></text:p>
      <text:p text:style-name="P6"/>
      <text:p text:style-name="P6">$./CmdHPSDRProgrammer <text:s/>-settings=show </text:p>
      <text:p text:style-name="P6"><text:s text:c="4"/>Saved Settings: </text:p>
      <text:p text:style-name="P6"><text:s text:c="9"/>Interface: none </text:p>
      <text:p text:style-name="P6"><text:s text:c="10"/>Filename: none </text:p>
      <text:p text:style-name="P6"><text:s text:c="6"/>Selected MAC: (none) </text:p>
      <text:p text:style-name="P6"><text:s text:c="12"/>SetRBF: none </text:p>
      <text:p text:style-name="P6"><text:s text:c="13"/>Debug: none </text:p>
      <text:p text:style-name="P6"><text:s text:c="12"/>Ddelay: 2 </text:p>
      <text:p text:style-name="P6"/>
      <text:p text:style-name="P6"><text:s text:c="5"/>Temp settings: </text:p>
      <text:p text:style-name="P6"><text:s text:c="10"/>Settings: show </text:p>
      <text:p text:style-name="P6"><text:s text:c="13"/>SetIP: none </text:p>
      <text:p text:style-name="P6"><text:s text:c="14"/>Save: none </text:p>
      <text:p text:style-name="P6"><text:s text:c="14"/>Load: none </text:p>
      <text:p text:style-name="P6"/>
      <text:p text:style-name="P6"><text:s text:c="4"/>lo () </text:p>
      <text:p text:style-name="P6"><text:s text:c="4"/>eth0 (00:60:97:98:72:c2) </text:p>
      <text:p text:style-name="P6"><text:s text:c="4"/>eth1 (00:1f:c6:7e:52:de) </text:p>
      <text:p text:style-name="P6"/>
      <text:p text:style-name="P5">You can use saved setting for some items and command line settings for other items. The save settings are read first then the current command line.</text:p>
      <text:p text:style-name="P6"/>
      <text:p text:style-name="P15"><text:soft-page-break/>If you select an interface the program will list some useful information about the computer you are using and list all HPSDR boards found on the <text:s/>selected interface.</text:p>
      <text:p text:style-name="P15"/>
      <text:p text:style-name="P6">$./CmdHPSDRProgrammer <text:s/>-interface=eth1 </text:p>
      <text:p text:style-name="P6"><text:s text:c="10"/>Computer: (00:1f:c6:7e:52:de) </text:p>
      <text:p text:style-name="P6"><text:s text:c="16"/>OS: linux (amd64) 4 CPU(s) </text:p>
      <text:p text:style-name="P6"><text:s text:c="14"/>IPV4: 192.168.1.10 </text:p>
      <text:p text:style-name="P6"><text:s text:c="14"/>IPV6: fe80::21f:c6ff:fe7e:52de </text:p>
      <text:p text:style-name="P6"/>
      <text:p text:style-name="P6"><text:s text:c="7"/>HPSDR Board: (0:4:a3:d3:a1:94) </text:p>
      <text:p text:style-name="P6"><text:s text:c="14"/>IPV4: 192.168.1.22 </text:p>
      <text:p text:style-name="P6"><text:s text:c="14"/>Port: 1024 </text:p>
      <text:p text:style-name="P6"><text:s text:c="14"/>Type: Metis </text:p>
      <text:p text:style-name="P6"><text:s text:c="10"/>Firmware: 2.9 </text:p>
      <text:p text:style-name="P6"><text:s text:c="12"/>Status: not running </text:p>
      <text:p text:style-name="P6"/>
      <text:p text:style-name="P6"><text:s text:c="7"/>HPSDR Board: (0:4:a3:64:25:95) </text:p>
      <text:p text:style-name="P6"><text:s text:c="14"/>IPV4: 192.168.1.27 </text:p>
      <text:p text:style-name="P6"><text:s text:c="14"/>Port: 1024 </text:p>
      <text:p text:style-name="P6"><text:s text:c="14"/>Type: Hermes </text:p>
      <text:p text:style-name="P6"><text:s text:c="10"/>Firmware: 3.0 </text:p>
      <text:p text:style-name="P6"><text:s text:c="12"/>Status: not running </text:p>
      <text:p text:style-name="P7"/>
      <text:p text:style-name="P15">Note one of the items it to tells you if the board on the interface is currently in use <text:span text:style-name="T3">on the current interface. <text:s/>Note the Hermes listed here is in use.</text:span></text:p>
      <text:p text:style-name="P7"/>
      <text:p text:style-name="P7">$./CmdHPSDRProgrammer -interface=eth1 </text:p>
      <text:p text:style-name="P7"><text:s text:c="10"/>Computer: (00:1f:c6:7e:52:de) </text:p>
      <text:p text:style-name="P7"><text:s text:c="16"/>OS: linux (amd64) 4 CPU(s) </text:p>
      <text:p text:style-name="P7"><text:s text:c="14"/>IPV4: 192.168.1.10 </text:p>
      <text:p text:style-name="P7"><text:s text:c="14"/>IPV6: fe80::21f:c6ff:fe7e:52de </text:p>
      <text:p text:style-name="P7"/>
      <text:p text:style-name="P7"><text:s text:c="7"/>HPSDR Board: (0:4:a3:d3:a1:94) </text:p>
      <text:p text:style-name="P7"><text:s text:c="14"/>IPV4: 192.168.1.22 </text:p>
      <text:p text:style-name="P7"><text:s text:c="14"/>Port: 1024 </text:p>
      <text:p text:style-name="P7"><text:s text:c="14"/>Type: Metis </text:p>
      <text:p text:style-name="P7"><text:s text:c="10"/>Firmware: 2.9 </text:p>
      <text:p text:style-name="P7"><text:s text:c="12"/>Status: not running </text:p>
      <text:p text:style-name="P7"/>
      <text:p text:style-name="P7"><text:s text:c="7"/>HPSDR Board: (0:4:a3:64:25:95) </text:p>
      <text:p text:style-name="P7"><text:s text:c="14"/>IPV4: 192.168.1.28 </text:p>
      <text:p text:style-name="P7"><text:s text:c="14"/>Port: 1024 </text:p>
      <text:p text:style-name="P7"><text:s text:c="14"/>Type: Hermes </text:p>
      <text:p text:style-name="P7"><text:s text:c="10"/>Firmware: 3.1 </text:p>
      <text:p text:style-name="P7"><text:s text:c="12"/>Status: running </text:p>
      <text:p text:style-name="P16"><text:soft-page-break/>To select the board you want to perform specific actions on you use the -selectMAC switch with the value of the boards MAC address. Note while the iout put include the parentheses they are not included in the switch statement.</text:p>
      <text:p text:style-name="P6"/>
      <text:p text:style-name="P7">$./CmdHPSDRProgrammer <text:s/>-interface=eth1 -selectMAC=0:4:a3:64:25:95 </text:p>
      <text:p text:style-name="P7"><text:s text:c="10"/>Computer: (00:1f:c6:7e:52:de) </text:p>
      <text:p text:style-name="P7"><text:s text:c="16"/>OS: linux (amd64) 4 CPU(s) </text:p>
      <text:p text:style-name="P7"><text:s text:c="14"/>IPV4: 192.168.1.10 </text:p>
      <text:p text:style-name="P7"><text:s text:c="14"/>IPV6: fe80::21f:c6ff:fe7e:52de </text:p>
      <text:p text:style-name="P7"/>
      <text:p text:style-name="P7"><text:s text:c="6"/>Selected MAC: (0:4:a3:64:25:95) </text:p>
      <text:p text:style-name="P7"><text:s text:c="7"/>HPSDR Board: (0:4:a3:64:25:95) </text:p>
      <text:p text:style-name="P7"><text:s text:c="14"/>IPV4: 192.168.1.27 </text:p>
      <text:p text:style-name="P7"><text:s text:c="14"/>Port: 1024 </text:p>
      <text:p text:style-name="P7"><text:s text:c="14"/>Type: Hermes </text:p>
      <text:p text:style-name="P7"><text:s text:c="10"/>Firmware: 3.0 </text:p>
      <text:p text:style-name="P7"><text:s text:c="12"/>Status: not running </text:p>
      <text:p text:style-name="P7"/>
      <text:p text:style-name="P16">Now that we have a selected board we can change the <text:s/>IP address. <text:s/>Please check you router for address that are in use as the Programmer will change to any valid address in the subnet. <text:s/>It does guard against a few protected addresses and will warn if you are changing subnets.</text:p>
      <text:p text:style-name="P16"/>
      <text:p text:style-name="P16">The following command change the IPv4 address from 192.168.1.27 to 192.168.1.28 and then performs a rediscovery to show the new address is working as in this example.</text:p>
      <text:p text:style-name="P17"/>
      <text:p text:style-name="P7"><text:s/>$./CmdHPSDRProgrammer -interface=eth1 -selectMAC=0:4:a3:64:25:95 -setIP=192.168.1.28 </text:p>
      <text:p text:style-name="P7"><text:s text:c="10"/>Computer: (00:1f:c6:7e:52:de) </text:p>
      <text:p text:style-name="P7"><text:s text:c="16"/>OS: linux (amd64) 4 CPU(s) </text:p>
      <text:p text:style-name="P7"><text:s text:c="14"/>IPV4: 192.168.1.10 </text:p>
      <text:p text:style-name="P7"><text:s text:c="14"/>IPV6: fe80::21f:c6ff:fe7e:52de </text:p>
      <text:p text:style-name="P7"/>
      <text:p text:style-name="P7"><text:s text:c="6"/>Selected MAC: (0:4:a3:64:25:95) </text:p>
      <text:p text:style-name="P7"><text:s text:c="5"/>Changing IP address from 192.168.1.27 to 192.168.1.28 </text:p>
      <text:p text:style-name="P7"/>
      <text:p text:style-name="P7"><text:s text:c="7"/>HPSDR Board: (0:4:a3:64:25:95) </text:p>
      <text:p text:style-name="P7"><text:s text:c="14"/>IPV4: 192.168.1.28 </text:p>
      <text:p text:style-name="P7"><text:s text:c="14"/>Port: 1024 </text:p>
      <text:p text:style-name="P7"><text:s text:c="14"/>Type: Hermes </text:p>
      <text:p text:style-name="P7"><text:s text:c="10"/>Firmware: 3.1 </text:p>
      <text:p text:style-name="P7"><text:s text:c="12"/>Status: not running </text:p>
      <text:p text:style-name="P7"/>
      <text:p text:style-name="P7"/>
      <text:p text:style-name="P7"/>
      <text:p text:style-name="P7"/>
      <text:p text:style-name="P16"><text:soft-page-break/>The CmdHPSDRProgrammer can change the firmware if the old firmware is UDP enabled. Here is an example of updating the firmware on the Hermes board.</text:p>
      <text:p text:style-name="P7"/>
      <text:p text:style-name="P7"><text:s/>$./CmdHPSDRProgrammer -interface=eth1 -selectMAC=0:4:a3:64:25:95 -setRBF=/home/hpsdr/Downloads/Hermes_V3.1.rbf </text:p>
      <text:p text:style-name="P7"><text:s text:c="10"/>Computer: (00:1f:c6:7e:52:de) </text:p>
      <text:p text:style-name="P7"><text:s text:c="16"/>OS: linux (amd64) 4 CPU(s) </text:p>
      <text:p text:style-name="P7"><text:s text:c="14"/>IPV4: 192.168.1.10 </text:p>
      <text:p text:style-name="P7"><text:s text:c="14"/>IPV6: fe80::21f:c6ff:fe7e:52de </text:p>
      <text:p text:style-name="P7"/>
      <text:p text:style-name="P7"><text:s text:c="6"/>Selected MAC: (0:4:a3:64:25:95) </text:p>
      <text:p text:style-name="P7"/>
      <text:p text:style-name="P7"><text:s text:c="6"/>Erasing the HPSDR Board </text:p>
      <text:p text:style-name="P12"><text:s text:c="11"/>Seconds: <text:s text:c="2"/>12</text:p>
      <text:p text:style-name="P7"><text:s text:c="6"/>Erasing Done </text:p>
      <text:p text:style-name="P7"/>
      <text:p text:style-name="P7"><text:s text:c="4"/>Found rbf file: /home/dlarsen/Downloads/Hermes_V3.1.rbf </text:p>
      <text:p text:style-name="P7"><text:s text:c="5"/>Size rbf file: 646967 </text:p>
      <text:p text:style-name="P7">Size rbf in memory: 647168 </text:p>
      <text:p text:style-name="P7"><text:s text:c="11"/>Packets: 2528 </text:p>
      <text:p text:style-name="P7"><text:s/></text:p>
      <text:p text:style-name="P7"><text:s text:c="11"/>Percent: <text:s/>100 </text:p>
      <text:p text:style-name="P7"/>
      <text:p text:style-name="P7"><text:s text:c="7"/>HPSDR Board: (0:4:a3:64:25:95) </text:p>
      <text:p text:style-name="P7"><text:s text:c="14"/>IPV4: 192.168.1.28</text:p>
      <text:p text:style-name="P7"><text:s text:c="14"/>Port: 1024 </text:p>
      <text:p text:style-name="P7"><text:s text:c="14"/>Type: Hermes </text:p>
      <text:p text:style-name="P7"><text:s text:c="10"/>Firmware: 3.1 </text:p>
      <text:p text:style-name="P7"><text:s text:c="12"/>Status: not running </text:p>
      <text:p text:style-name="P7"/>
      <text:p text:style-name="P16">This would be the normal interface for regular updating of the firmware.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If for some reason you are having problems there is a debug switch with two output versions.</text:p>
      <text:p text:style-name="P16">The first is decimal mode as shown here.</text:p>
      <text:p text:style-name="P7"/>
      <text:p text:style-name="P8">$./CmdHPSDRProgrammer -interface=eth1 <text:s/>-debug=dec </text:p>
      <text:p text:style-name="P8">Discover </text:p>
      <text:p text:style-name="P8">sent : 255.255.255.255:1024: [239 254 2 0 0 0 0 0 0 0 0 0 0 0 0 0 0 0 0 0 0 0 0 0 0 0 0 0 0 0 0 0 0 0 0 0 0 0 0 0 0 0 0 0 0 0 0 0 0 0 0 0 0 0 0 0 0 0 0 0 0 0 0 0] : length=64 </text:p>
      <text:p text:style-name="P8"><text:s/></text:p>
      <text:p text:style-name="P8">received : 192.168.1.28:1024: [239 254 2 0 4 163 100 37 149 31 1 1 1 1 1 1 1 1 1 1 1 1 1 1 1 1 1 1 1 1 1 1 1 1 1 1 1 1 1 1 1 1 1 1 1 1 1 1 1 1 1 1 1 1 1 1 1 1 1 1 0 0 0 0] : length=64 </text:p>
      <text:p text:style-name="P8"><text:s/></text:p>
      <text:p text:style-name="P8">received : 192.168.1.22:1024: [239 254 2 0 4 163 211 161 148 29 0 0 0 0 0 0 0 0 0 0 0 0 0 0 0 0 0 0 0 0 0 0 0 0 0 0 0 0 0 0 0 0 0 0 0 0 0 0 0 0 0 0 0 0 0 0 0 0 0 0 0 0 0 0] : length=64 </text:p>
      <text:p text:style-name="P8"/>
      <text:p text:style-name="P16">The debug output shows the entire packet the address sent and the packet size. <text:s/>It <text:span text:style-name="T4">also</text:span> shows the packets received back from the boards. </text:p>
      <text:p text:style-name="P16"/>
      <text:p text:style-name="P18">The other mode is hex mode as shown here. <text:s/>Both example are the board discovery.</text:p>
      <text:p text:style-name="P8"/>
      <text:p text:style-name="P8"/>
      <text:p text:style-name="P8">$./CmdHPSDRProgrammer -interface=eth1 <text:s/>-debug=hex </text:p>
      <text:p text:style-name="P8">Discovery </text:p>
      <text:p text:style-name="P8">sent : 255.255.255.255:1024: effe0200000000000000000000000000000000000000000000000000000000000000000000000000000000000000000000000000000000000000000000000000 : length=64 </text:p>
      <text:p text:style-name="P8"><text:s/></text:p>
      <text:p text:style-name="P8">received : 192.168.1.28:1024: effe020004a36425951f010101010101010101010101010101010101010101010101010101010101010101010101010101010101010101010101010100000000 : length=64 </text:p>
      <text:p text:style-name="P8"><text:s/></text:p>
      <text:p text:style-name="P8">received : 192.168.1.22:1024: effe020004a3d3a1941d000000000000000000000000000000000000000000000000000000000000000000000000000000000000000000000000000000000000 : length=64 </text:p>
      <text:p text:style-name="P8"/>
      <text:p text:style-name="P8"/>
      <text:p text:style-name="P8"/>
      <text:p text:style-name="P8"/>
      <text:p text:style-name="P8"/>
      <text:p text:style-name="P8"/>
      <text:p text:style-name="P18"><text:soft-page-break/>As I pointed out previously the command line switches can be view by using the -setting switch. <text:s/>Here is an example with its output.</text:p>
      <text:p text:style-name="P18"/>
      <text:p text:style-name="P8"><text:s/>$./CmdHPSDRProgrammer -interface=eth1 <text:s/>-debug=hex <text:s/>-settings=show </text:p>
      <text:p text:style-name="P8"><text:s text:c="4"/>Saved Settings: </text:p>
      <text:p text:style-name="P8"><text:s text:c="9"/>Interface: eth1 </text:p>
      <text:p text:style-name="P8"><text:s text:c="10"/>Filename: none </text:p>
      <text:p text:style-name="P8"><text:s text:c="6"/>Selected MAC: (none) </text:p>
      <text:p text:style-name="P8"><text:s text:c="12"/>SetRBF: none </text:p>
      <text:p text:style-name="P8"><text:s text:c="13"/>Debug: hex </text:p>
      <text:p text:style-name="P8"><text:s text:c="12"/>Ddelay: 2 </text:p>
      <text:p text:style-name="P8"/>
      <text:p text:style-name="P8"><text:s text:c="5"/>Temp settings: </text:p>
      <text:p text:style-name="P8"><text:s text:c="10"/>Settings: show </text:p>
      <text:p text:style-name="P8"><text:s text:c="13"/>SetIP: none </text:p>
      <text:p text:style-name="P8"><text:s text:c="14"/>Save: none </text:p>
      <text:p text:style-name="P8"><text:s text:c="14"/>Load: none </text:p>
      <text:p text:style-name="P8"/>
      <text:p text:style-name="P8">Discovery </text:p>
      <text:p text:style-name="P8">sent : 255.255.255.255:1024: effe0200000000000000000000000000000000000000000000000000000000000000000000000000000000000000000000000000000000000000000000000000 : length=64 </text:p>
      <text:p text:style-name="P8"><text:s/></text:p>
      <text:p text:style-name="P8">received : 192.168.1.22:1024: effe020004a3d3a1941d000000000000000000000000000000000000000000000000000000000000000000000000000000000000000000000000000000000000 : length=64 </text:p>
      <text:p text:style-name="P8"><text:s/></text:p>
      <text:p text:style-name="P8">received : 192.168.1.28:1024: effe020004a36425951f010101010101010101010101010101010101010101010101010101010101010101010101010101010101010101010101010100000000 : length=64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<text:soft-page-break/>We can save these switch settings for reuse in repetitive tasks. <text:s/>The most common method is -save=default <text:s/>this will save to a file CmdHPSDRProgrammer.json file in the current working directory. <text:s/>Here is a example saving the interface and debug settings.</text:p>
      <text:p text:style-name="P8"/>
      <text:p text:style-name="P8">./CmdHPSDRProgrammer -interface=eth1 <text:s/>-debug=hex <text:s/>-save=default </text:p>
      <text:p text:style-name="P8">Discovery </text:p>
      <text:p text:style-name="P8">sent : 255.255.255.255:1024: effe0200000000000000000000000000000000000000000000000000000000000000000000000000000000000000000000000000000000000000000000000000 : length=64 </text:p>
      <text:p text:style-name="P8"><text:s/></text:p>
      <text:p text:style-name="P8">received : 192.168.1.22:1024: effe020004a3d3a1941d000000000000000000000000000000000000000000000000000000000000000000000000000000000000000000000000000000000000 : length=64 </text:p>
      <text:p text:style-name="P8"><text:s/></text:p>
      <text:p text:style-name="P8">received : 192.168.1.28:1024: effe020004a36425951f010101010101010101010101010101010101010101010101010101010101010101010101010101010101010101010101010100000000 : length=64 </text:p>
      <text:p text:style-name="P8"/>
      <text:p text:style-name="P18">Now we can the following command and note that interface and debug use the values in the default file.</text:p>
      <text:p text:style-name="P8"/>
      <text:p text:style-name="P8">$./CmdHPSDRProgrammer -load=default -settings=show </text:p>
      <text:p text:style-name="P8"><text:s text:c="4"/>Saved Settings: </text:p>
      <text:p text:style-name="P8"><text:s text:c="9"/>Interface: eth1 </text:p>
      <text:p text:style-name="P8"><text:s text:c="10"/>Filename: CmdHPSDRProgrammer.json </text:p>
      <text:p text:style-name="P8"><text:s text:c="6"/>Selected MAC: (none) </text:p>
      <text:p text:style-name="P8"><text:s text:c="12"/>SetRBF: none </text:p>
      <text:p text:style-name="P8"><text:s text:c="13"/>Debug: hex </text:p>
      <text:p text:style-name="P8"><text:s text:c="12"/>Ddelay: 2 </text:p>
      <text:p text:style-name="P8"/>
      <text:p text:style-name="P8"><text:s text:c="5"/>Temp settings: </text:p>
      <text:p text:style-name="P8"><text:s text:c="10"/>Settings: show </text:p>
      <text:p text:style-name="P8"><text:s text:c="13"/>SetIP: none </text:p>
      <text:p text:style-name="P8"><text:s text:c="14"/>Save: none </text:p>
      <text:p text:style-name="P8"><text:s text:c="14"/>Load: default </text:p>
      <text:p text:style-name="P8"/>
      <text:p text:style-name="P8">Discovery </text:p>
      <text:p text:style-name="P8">sent : 255.255.255.255:1024: effe0200000000000000000000000000000000000000000000000000000000000000000000000000000000000000000000000000000000000000000000000000 : length=64 </text:p>
      <text:p text:style-name="P8"><text:s/></text:p>
      <text:p text:style-name="P8"><text:soft-page-break/>received : 192.168.1.22:1024: effe020004a3d3a1941d000000000000000000000000000000000000000000000000000000000000000000000000000000000000000000000000000000000000 : length=64 </text:p>
      <text:p text:style-name="P8"><text:s/></text:p>
      <text:p text:style-name="P8">received : 192.168.1.28:1024: effe020004a36425951f010101010101010101010101010101010101010101010101010101010101010101010101010101010101010101010101010100000000 : length=64 </text:p>
      <text:p text:style-name="P8"><text:s/></text:p>
      <text:p text:style-name="P18">If you want to save several different settings files the program will accept the following input where the settings are saved to the file “mymetis.json”.</text:p>
      <text:p text:style-name="P8"/>
      <text:p text:style-name="P8"/>
      <text:p text:style-name="P8">$./CmdHPSDRProgrammer -interface=eth1 <text:s/>-debug=hex <text:s/>-save=mymetis.json </text:p>
      <text:p text:style-name="P8">Discovery </text:p>
      <text:p text:style-name="P8">sent : 255.255.255.255:1024: effe0200000000000000000000000000000000000000000000000000000000000000000000000000000000000000000000000000000000000000000000000000 : length=64 </text:p>
      <text:p text:style-name="P8"><text:s/></text:p>
      <text:p text:style-name="P8">received : 192.168.1.28:1024: effe020004a36425951f010101010101010101010101010101010101010101010101010101010101010101010101010101010101010101010101010100000000 : length=64 </text:p>
      <text:p text:style-name="P8"><text:s/></text:p>
      <text:p text:style-name="P8">received : 192.168.1.22:1024: effe020004a3d3a1941d000000000000000000000000000000000000000000000000000000000000000000000000000000000000000000000000000000000000 : length=64 </text:p>
      <text:p text:style-name="P8"/>
      <text:p text:style-name="P18">And this is a example of load the mymetis.json file. <text:s/>Note that only some the the setting can be saved the temp settings can not be save to avoid mistakenly changing or programming your board.</text:p>
      <text:p text:style-name="P8"/>
      <text:p text:style-name="P8"/>
      <text:p text:style-name="P8">$./CmdHPSDRProgrammer <text:s/>-debug=hex <text:s/>-load=mymetis.json -settings=show </text:p>
      <text:p text:style-name="P8"><text:s text:c="4"/>Saved Settings: </text:p>
      <text:p text:style-name="P8"><text:s text:c="9"/>Interface: eth1 </text:p>
      <text:p text:style-name="P8"><text:s text:c="10"/>Filename: mymetis.json </text:p>
      <text:p text:style-name="P8"><text:s text:c="6"/>Selected MAC: (none) </text:p>
      <text:p text:style-name="P8"><text:s text:c="12"/>SetRBF: none </text:p>
      <text:p text:style-name="P8"><text:s text:c="13"/>Debug: hex </text:p>
      <text:p text:style-name="P8"><text:s text:c="12"/>Ddelay: 2 </text:p>
      <text:p text:style-name="P8"/>
      <text:p text:style-name="P8"><text:soft-page-break/><text:s text:c="5"/>Temp settings: </text:p>
      <text:p text:style-name="P8"><text:s text:c="10"/>Settings: show </text:p>
      <text:p text:style-name="P8"><text:s text:c="13"/>SetIP: none </text:p>
      <text:p text:style-name="P8"><text:s text:c="14"/>Save: none </text:p>
      <text:p text:style-name="P8"><text:s text:c="14"/>Load: mymetis.json </text:p>
      <text:p text:style-name="P8"/>
      <text:p text:style-name="P8">Discovery </text:p>
      <text:p text:style-name="P8">sent : 255.255.255.255:1024: effe0200000000000000000000000000000000000000000000000000000000000000000000000000000000000000000000000000000000000000000000000000 : length=64 </text:p>
      <text:p text:style-name="P8"><text:s/></text:p>
      <text:p text:style-name="P8">received : 192.168.1.28:1024: effe020004a36425951f010101010101010101010101010101010101010101010101010101010101010101010101010101010101010101010101010100000000 : length=64 </text:p>
      <text:p text:style-name="P8"><text:s/></text:p>
      <text:p text:style-name="P8">received : 192.168.1.22:1024: effe020004a3d3a1941d000000000000000000000000000000000000000000000000000000000000000000000000000000000000000000000000000000000000 : length=64 </text:p>
      <text:p text:style-name="P14"/>
      <text:p text:style-name="P18">All the setting files are plain text so you can use a text editor to change the settings as well. <text:s/>Here is the mymetis.json file.</text:p>
      <text:p text:style-name="P8"/>
      <text:p text:style-name="P8">$cat mymetis.json </text:p>
      <text:p text:style-name="P8">{ </text:p>
      <text:p text:style-name="P8"><text:tab/>"Filename": "mymetis.json", </text:p>
      <text:p text:style-name="P8"><text:tab/>"Intface": "eth1", </text:p>
      <text:p text:style-name="P8"><text:tab/>"SelectMAC": "none", </text:p>
      <text:p text:style-name="P8"><text:tab/>"SetRBF": "none", </text:p>
      <text:p text:style-name="P8"><text:tab/>"Debug": "hex", </text:p>
      <text:p text:style-name="P8"><text:tab/>"Ddelay": 2 </text:p>
      <text:p text:style-name="P8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background-color="#0066ff">
        <style:background-image/>
      </style:paragraph-properties>
      <style:text-properties fo:color="#ffffff" style:font-name="Liberation Sans" fo:font-size="14pt" officeooo:rsid="000ce028" officeooo:paragraph-rsid="000ce028" style:font-size-asian="14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mdHPSDRProgramm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Larsen</meta:initial-creator>
    <meta:creation-date>2015-01-25T15:31:43.072347202</meta:creation-date>
    <dc:date>2015-02-07T17:11:39.501869843</dc:date>
    <dc:creator>Dave Larsen</dc:creator>
    <meta:editing-duration>PT11M40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0" meta:paragraph-count="248" meta:word-count="1589" meta:character-count="13685" meta:non-whitespace-character-count="10689"/>
  </office:meta>
</office:document-meta>
</file>